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71c" officeooo:paragraph-rsid="0001571c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1571c" officeooo:paragraph-rsid="0001571c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8d346" officeooo:paragraph-rsid="0008d346" style:font-size-asian="14pt" style:font-weight-asian="bold" style:font-size-complex="14pt" style:font-weight-complex="bold"/>
    </style:style>
    <style:style style:name="P4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8eb9f" officeooo:paragraph-rsid="0008eb9f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a76c4" officeooo:paragraph-rsid="000a76c4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officeooo:rsid="00047263" officeooo:paragraph-rsid="00047263"/>
    </style:style>
    <style:style style:name="P7" style:family="paragraph" style:parent-style-name="Standard" style:list-style-name="L2">
      <style:text-properties officeooo:rsid="00055fd6" officeooo:paragraph-rsid="00055fd6"/>
    </style:style>
    <style:style style:name="P8" style:family="paragraph" style:parent-style-name="Standard" style:list-style-name="L2">
      <style:text-properties officeooo:rsid="0007286a" officeooo:paragraph-rsid="0007286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d68c"/>
    </style:style>
    <style:style style:name="T3" style:family="text">
      <style:text-properties style:text-underline-style="none" officeooo:rsid="000d40e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3d68c" style:font-size-asian="10.5pt" style:font-weight-asian="normal" style:font-size-complex="12pt" style:font-weight-complex="normal"/>
    </style:style>
    <style:style style:name="T7" style:family="text">
      <style:text-properties officeooo:rsid="000c48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ue 1<text:span text:style-name="T1"> : </text:span><text:span text:style-name="T3">Simulation</text:span></text:p>
      <text:p text:style-name="P1"/>
      <text:list xml:id="list4219076139" text:style-name="L1">
        <text:list-item>
          <text:p text:style-name="P6">Map</text:p>
        </text:list-item>
        <text:list-item>
          <text:p text:style-name="P6">Récupération de données NMEA</text:p>
        </text:list-item>
        <text:list-item>
          <text:p text:style-name="P6">Tracé du trajet à partir des données NMEA</text:p>
        </text:list-item>
        <text:list-item>
          <text:p text:style-name="P6">Affichage <text:span text:style-name="T7">de la v</text:span>itesse</text:p>
        </text:list-item>
      </text:list>
      <text:p text:style-name="P1"/>
      <text:p text:style-name="P2">Vue 2<text:span text:style-name="T1"> : </text:span><text:span text:style-name="T2">Pilotage</text:span></text:p>
      <text:p text:style-name="P1"/>
      <text:list xml:id="list1883300034" text:style-name="L2">
        <text:list-item>
          <text:p text:style-name="P7">Map</text:p>
        </text:list-item>
        <text:list-item>
          <text:p text:style-name="P7">2 Boutons (HOME et URGENCE)</text:p>
        </text:list-item>
        <text:list-item>
          <text:p text:style-name="P8">Accéléromètre</text:p>
        </text:list-item>
        <text:list-item>
          <text:p text:style-name="P8">Infos sur la vitesse et les coordonnées actuelles du drone</text:p>
        </text:list-item>
        <text:list-item>
          <text:p text:style-name="P8">Tracé en direct en fonction des coordonnées changées par l’accéléromètre</text:p>
        </text:list-item>
      </text:list>
      <text:p text:style-name="P1"/>
      <text:p text:style-name="P2">Vue 3<text:span text:style-name="T1"> : </text:span><text:span text:style-name="T2">Waypoints</text:span></text:p>
      <text:p text:style-name="P2"><text:span text:style-name="T6"/></text:p>
      <text:list xml:id="list3488665558" text:style-name="L3">
        <text:list-item>
          <text:p text:style-name="P5"><text:span text:style-name="T6">M</text:span><text:span text:style-name="T5">ap</text:span></text:p>
        </text:list-item>
        <text:list-item>
          <text:p text:style-name="P3"><text:span text:style-name="T6">P</text:span><text:span text:style-name="T5">ouvoir positionner des waypoints et les afficher</text:span></text:p>
        </text:list-item>
        <text:list-item>
          <text:p text:style-name="P4"><text:span text:style-name="T5">Pourvoir définir une vitesse entre chaque point</text:span></text:p>
        </text:list-item>
        <text:list-item>
          <text:p text:style-name="P4"><text:span text:style-name="T5">Transmettre ces données en fichier json ou trames NME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31:18.491000000</meta:creation-date>
    <meta:generator>LibreOffice/6.0.6.2$Windows_X86_64 LibreOffice_project/0c292870b25a325b5ed35f6b45599d2ea4458e77</meta:generator>
    <dc:date>2019-03-25T08:45:00.075000000</dc:date>
    <meta:editing-duration>PT13M41S</meta:editing-duration>
    <meta:editing-cycles>12</meta:editing-cycles>
    <meta:document-statistic meta:table-count="0" meta:image-count="0" meta:object-count="0" meta:page-count="1" meta:paragraph-count="16" meta:word-count="93" meta:character-count="485" meta:non-whitespace-character-count="421"/>
  </office:meta>
</office:document-meta>
</file>